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arial, sans-serif"/>
    <style:font-face style:name="Ubuntu" svg:font-family="Ubuntu, Arial, sans-serif"/>
    <style:font-face style:name="Verdana" svg:font-family="Verdana, sans-serif"/>
    <style:font-face style:name="apple-system" svg:font-family="apple-system, BlinkMacSystemFont, 'Helvetica Neue', Helvetica, Arial, Ubuntu,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20db54"/>
    </style:style>
    <style:style style:name="P2" style:family="paragraph" style:parent-style-name="Standard">
      <style:text-properties fo:font-variant="normal" fo:text-transform="none" fo:color="#333333" style:font-name="Verdana" fo:font-size="18pt" fo:letter-spacing="normal" fo:font-style="normal" fo:font-weight="bold" officeooo:paragraph-rsid="0020db54" style:font-weight-asian="bold" style:font-weight-complex="bold"/>
    </style:style>
    <style:style style:name="P3" style:family="paragraph" style:parent-style-name="Standard">
      <style:paragraph-properties fo:margin-left="0.132cm" fo:margin-right="0.132cm" fo:margin-top="0.132cm" fo:margin-bottom="0.132cm" loext:contextual-spacing="false" fo:orphans="2" fo:widows="2" fo:text-indent="0cm" style:auto-text-indent="false"/>
      <style:text-properties fo:font-variant="normal" fo:text-transform="none" fo:color="#252525" style:text-position="0% 100%" style:font-name="Roboto" fo:font-size="13.5pt" fo:letter-spacing="normal" fo:font-style="normal" fo:font-weight="bold" style:font-weight-asian="bold" style:font-weight-complex="bold" loext:padding="0cm" loext:border="none"/>
    </style:style>
    <style:style style:name="P4" style:family="paragraph" style:parent-style-name="Standard">
      <style:paragraph-properties fo:margin-left="0cm" fo:margin-right="0.132cm" fo:margin-top="0.132cm" fo:margin-bottom="0.132cm" loext:contextual-spacing="false" fo:orphans="2" fo:widows="2" fo:text-indent="0cm" style:auto-text-indent="false"/>
      <style:text-properties fo:font-variant="normal" fo:text-transform="none" fo:color="#000000" style:font-name="apple-system" fo:font-size="14.25pt" fo:letter-spacing="normal" fo:font-style="normal" fo:font-weight="normal" loext:padding="0cm" loext:border="none"/>
    </style:style>
    <style:style style:name="P5" style:family="paragraph" style:parent-style-name="Standard">
      <style:paragraph-properties fo:margin-left="0cm" fo:margin-right="0.132cm" fo:margin-top="0.132cm" fo:margin-bottom="0.132cm" loext:contextual-spacing="false" fo:orphans="2" fo:widows="2" fo:text-indent="0cm" style:auto-text-indent="false"/>
      <style:text-properties fo:font-variant="normal" fo:text-transform="none" fo:color="#000000" style:font-name="apple-system" fo:font-size="14.25pt" fo:letter-spacing="normal" fo:font-style="normal" fo:font-weight="normal" officeooo:paragraph-rsid="001ed710" loext:padding="0cm" loext:border="none"/>
    </style:style>
    <style:style style:name="P6" style:family="paragraph" style:parent-style-name="Standard">
      <style:paragraph-properties fo:margin-left="0cm" fo:margin-right="0.132cm" fo:margin-top="0.132cm" fo:margin-bottom="0.132cm" loext:contextual-spacing="false" fo:orphans="2" fo:widows="2" fo:text-indent="0cm" style:auto-text-indent="false"/>
      <style:text-properties fo:font-variant="normal" fo:text-transform="none" fo:color="#000000" style:font-name="apple-system" fo:font-size="14.25pt" fo:letter-spacing="normal" fo:font-style="normal" fo:font-weight="normal" officeooo:paragraph-rsid="0020db54"/>
    </style:style>
    <style:style style:name="P7" style:family="paragraph" style:parent-style-name="Heading_20_2">
      <style:paragraph-properties fo:margin-left="0cm" fo:margin-right="0.132cm" fo:margin-top="0.132cm" fo:margin-bottom="0.132cm" loext:contextual-spacing="false" fo:orphans="2" fo:widows="2" fo:text-indent="0cm" style:auto-text-indent="false"/>
      <style:text-properties fo:font-variant="normal" fo:text-transform="none" fo:color="#333333" style:font-name="Verdana" fo:font-size="18pt" fo:letter-spacing="normal" fo:font-style="normal" fo:font-weight="bold" style:font-weight-asian="bold" style:font-weight-complex="bold" loext:padding="0cm" loext:border="none"/>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0cm" fo:margin-right="0cm" fo:text-indent="0cm" style:auto-text-indent="false"/>
      <style:text-properties fo:font-variant="normal" fo:text-transform="none" fo:color="#000000" style:font-name="Ubuntu" fo:font-size="14.25pt" fo:letter-spacing="normal" fo:font-style="normal" fo:font-weight="normal" loext:padding="0cm" loext:border="none"/>
    </style:style>
    <style:style style:name="P10" style:family="paragraph" style:parent-style-name="Standard">
      <style:paragraph-properties fo:margin-left="0cm" fo:margin-right="0cm" fo:text-indent="0cm" style:auto-text-indent="false"/>
      <style:text-properties fo:font-variant="normal" fo:text-transform="none" fo:color="#252525" style:font-name="Roboto" fo:font-size="13.5pt" fo:letter-spacing="normal" fo:font-style="normal" fo:font-weight="bold" style:font-weight-asian="bold" style:font-weight-complex="bold" loext:padding="0cm" loext:border="none"/>
    </style:style>
    <style:style style:name="P11" style:family="paragraph" style:parent-style-name="Standard">
      <style:paragraph-properties fo:margin-left="0cm" fo:margin-right="0cm" fo:text-indent="0cm" style:auto-text-indent="false"/>
      <style:text-properties fo:font-variant="normal" fo:text-transform="none" fo:color="#252525" style:font-name="Roboto" fo:font-size="13.5pt" fo:letter-spacing="normal" fo:font-style="normal" fo:font-weight="normal" style:font-weight-asian="bold" style:font-weight-complex="bold" loext:padding="0cm" loext:border="none"/>
    </style:style>
    <style:style style:name="P12" style:family="paragraph" style:parent-style-name="Standard">
      <style:paragraph-properties fo:margin-left="0cm" fo:margin-right="0cm" fo:text-indent="0cm" style:auto-text-indent="false"/>
      <style:text-properties fo:font-variant="normal" fo:text-transform="none" fo:color="#252525" style:font-name="Roboto" fo:font-size="13.5pt" fo:letter-spacing="normal" fo:font-style="normal" fo:font-weight="normal" loext:padding="0cm" loext:border="none"/>
    </style:style>
    <style:style style:name="P13" style:family="paragraph" style:parent-style-name="Standard">
      <style:paragraph-properties fo:margin-left="0cm" fo:margin-right="0cm" fo:text-indent="0cm" style:auto-text-indent="false"/>
      <style:text-properties fo:font-variant="normal" fo:text-transform="none" fo:color="#252525" style:font-name="Roboto" fo:font-size="13.5pt" fo:letter-spacing="normal" fo:font-style="normal" fo:font-weight="normal" officeooo:paragraph-rsid="00251cad" loext:padding="0cm" loext:border="none"/>
    </style:style>
    <style:style style:name="P14" style:family="paragraph" style:parent-style-name="Standard">
      <style:paragraph-properties fo:margin-left="0cm" fo:margin-right="0cm" fo:text-indent="0cm" style:auto-text-indent="false"/>
      <style:text-properties fo:font-variant="normal" fo:text-transform="none" fo:color="#252525" style:font-name="Roboto" fo:font-size="10.5pt" fo:letter-spacing="normal" fo:font-style="normal" fo:font-weight="bold" officeooo:paragraph-rsid="00251cad" style:font-weight-asian="bold" style:font-weight-complex="bold"/>
    </style:style>
    <style:style style:name="P15" style:family="paragraph" style:parent-style-name="Standard">
      <style:paragraph-properties fo:margin-left="0cm" fo:margin-right="0cm" fo:text-indent="0cm" style:auto-text-indent="false"/>
      <style:text-properties officeooo:paragraph-rsid="00251cad"/>
    </style:style>
    <style:style style:name="P16" style:family="paragraph" style:parent-style-name="Standard">
      <style:paragraph-properties fo:margin-left="0cm" fo:margin-right="0cm" fo:text-indent="0cm" style:auto-text-indent="false"/>
      <style:text-properties officeooo:paragraph-rsid="00295ae1"/>
    </style:style>
    <style:style style:name="P17" style:family="paragraph" style:parent-style-name="Standard">
      <style:paragraph-properties fo:margin-left="0cm" fo:margin-right="0cm" fo:text-indent="0cm" style:auto-text-indent="false"/>
      <style:text-properties officeooo:paragraph-rsid="002f09aa"/>
    </style:style>
    <style:style style:name="P18" style:family="paragraph" style:parent-style-name="Standard">
      <style:paragraph-properties fo:margin-left="0cm" fo:margin-right="0cm" fo:text-indent="0cm" style:auto-text-indent="false" fo:break-before="page"/>
      <style:text-properties fo:font-variant="normal" fo:text-transform="none" fo:color="#000000" style:font-name="apple-system" fo:font-size="14.25pt" fo:letter-spacing="normal" fo:font-style="normal" fo:font-weight="normal" officeooo:paragraph-rsid="0020db54" loext:padding="0cm" loext:border="none"/>
    </style:style>
    <style:style style:name="P19" style:family="paragraph" style:parent-style-name="Text_20_body">
      <style:text-properties fo:font-size="13pt" fo:font-weight="normal" officeooo:paragraph-rsid="0020db54" style:font-size-asian="13pt" style:font-weight-asian="normal" style:font-size-complex="13pt" style:font-weight-complex="normal"/>
    </style:style>
    <style:style style:name="P20" style:family="paragraph" style:parent-style-name="Heading_20_3">
      <style:text-properties fo:font-variant="normal" fo:text-transform="none" fo:color="#333333" style:font-name="Verdana" fo:font-size="18pt" fo:letter-spacing="normal" fo:font-style="normal" fo:font-weight="bold" officeooo:paragraph-rsid="0020db54" style:font-weight-asian="bold" style:font-weight-complex="bold"/>
    </style:style>
    <style:style style:name="P21" style:family="paragraph" style:parent-style-name="Standard">
      <style:paragraph-properties fo:margin-left="0cm" fo:margin-right="0cm" fo:text-indent="0cm" style:auto-text-indent="false"/>
      <style:text-properties fo:font-weight="bold" officeooo:paragraph-rsid="002f09aa" style:font-weight-asian="bold" style:font-weight-complex="bold"/>
    </style:style>
    <style:style style:name="T1" style:family="text">
      <style:text-properties fo:font-weight="bold" style:font-weight-asian="bold" style:font-weight-complex="bold"/>
    </style:style>
    <style:style style:name="T2" style:family="text">
      <style:text-properties fo:font-weight="bold" fo:background-color="#ffff00" loext:char-shading-value="0" style:font-weight-asian="bold" style:font-weight-complex="bold"/>
    </style:style>
    <style:style style:name="T3" style:family="text">
      <style:text-properties fo:background-color="#ffff00" loext:char-shading-value="0"/>
    </style:style>
    <style:style style:name="T4" style:family="text">
      <style:text-properties fo:background-color="#ffff00" loext:char-shading-value="0" style:font-weight-asian="bold" style:font-weight-complex="bold"/>
    </style:style>
    <style:style style:name="T5" style:family="text">
      <style:text-properties fo:background-color="#ffff00" loext:char-shading-value="0" loext:padding="0cm" loext:border="none"/>
    </style:style>
    <style:style style:name="T6" style:family="text">
      <style:text-properties style:font-weight-asian="bold" style:font-weight-complex="bold"/>
    </style:style>
    <style:style style:name="T7" style:family="text">
      <style:text-properties officeooo:rsid="001ed710" loext:padding="0cm" loext:border="none"/>
    </style:style>
    <style:style style:name="T8" style:family="text">
      <style:text-properties style:font-name="Ubuntu"/>
    </style:style>
    <style:style style:name="T9" style:family="text">
      <style:text-properties loext:padding="0cm" loext:border="none"/>
    </style:style>
    <style:style style:name="T10" style:family="text">
      <style:text-properties fo:font-variant="normal" fo:text-transform="none" fo:color="#000000" style:font-name="apple-system" fo:font-size="14.25pt" fo:letter-spacing="normal" fo:font-style="normal" fo:font-weight="normal" loext:padding="0cm" loext:border="none"/>
    </style:style>
    <style:style style:name="T11" style:family="text">
      <style:text-properties fo:font-variant="normal" fo:text-transform="none" fo:color="#000000" style:font-name="apple-system" fo:font-size="14.25pt" fo:letter-spacing="normal" fo:font-style="normal" fo:font-weight="normal" fo:background-color="#ffff00" loext:char-shading-value="0" loext:padding="0cm" loext:border="none"/>
    </style:style>
    <style:style style:name="T12" style:family="text">
      <style:text-properties fo:font-variant="normal" fo:text-transform="none" fo:color="#000000" style:font-name="apple-system" fo:font-size="14.25pt" fo:letter-spacing="normal" fo:font-style="normal" fo:font-weight="bold" fo:background-color="#ffff00" loext:char-shading-value="0" style:font-weight-asian="bold" style:font-weight-complex="bold" loext:padding="0cm" loext:border="none"/>
    </style:style>
    <style:style style:name="T13" style:family="text">
      <style:text-properties fo:font-variant="normal" fo:text-transform="none" fo:color="#333333" style:font-name="Verdana" fo:letter-spacing="normal" fo:font-style="normal" fo:font-weight="bold" style:font-weight-asian="bold" style:font-weight-complex="bold" loext:padding="0cm" loext:border="none"/>
    </style:style>
    <style:style style:name="T14" style:family="text">
      <style:text-properties fo:font-variant="normal" fo:text-transform="none" fo:color="#333333" style:font-name="Verdana" fo:letter-spacing="normal" fo:font-style="normal" loext:padding="0cm" loext:border="none"/>
    </style:style>
    <style:style style:name="T15" style:family="text">
      <style:text-properties fo:font-variant="normal" fo:text-transform="none" fo:color="#333333" style:font-name="Verdana" fo:letter-spacing="normal" fo:font-style="normal" fo:background-color="#ffff00" loext:char-shading-value="0" loext:padding="0cm" loext:border="none"/>
    </style:style>
    <style:style style:name="T16" style:family="text">
      <style:text-properties fo:font-variant="normal" fo:text-transform="none" fo:color="#252525" style:font-name="Roboto" fo:font-size="10.5pt" fo:letter-spacing="normal" fo:font-style="normal" fo:font-weight="normal"/>
    </style:style>
    <style:style style:name="T17" style:family="text">
      <style:text-properties fo:font-variant="normal" fo:text-transform="none" fo:color="#252525" style:font-name="Roboto" fo:font-size="13.5pt" fo:letter-spacing="normal" fo:font-style="normal" fo:font-weight="normal" style:font-weight-asian="bold" style:font-weight-complex="bold" loext:padding="0cm" loext:border="none"/>
    </style:style>
    <style:style style:name="T18" style:family="text">
      <style:text-properties fo:font-variant="normal" fo:text-transform="none" fo:color="#252525" style:font-name="Roboto" fo:font-size="13.5pt" fo:letter-spacing="normal" fo:font-style="normal" fo:font-weight="normal" loext:padding="0cm" loext:border="none"/>
    </style:style>
    <style:style style:name="T19" style:family="text">
      <style:text-properties fo:font-variant="normal" fo:text-transform="none" fo:color="#252525" style:font-name="Roboto" fo:font-size="13.5pt" fo:letter-spacing="normal" fo:font-style="normal" fo:font-weight="normal" officeooo:rsid="002366b8" loext:padding="0cm" loext:border="none"/>
    </style:style>
    <style:style style:name="T20" style:family="text">
      <style:text-properties fo:font-variant="normal" fo:text-transform="none" fo:color="#252525" style:font-name="Roboto" fo:font-size="13.5pt" fo:letter-spacing="normal" fo:font-style="normal" fo:font-weight="normal" fo:background-color="#ffff00" loext:char-shading-value="0" loext:padding="0cm" loext:border="none"/>
    </style:style>
    <style:style style:name="T21" style:family="text">
      <style:text-properties fo:font-variant="normal" fo:text-transform="none" fo:color="#252525" style:font-name="Roboto" fo:font-size="13.5pt" fo:letter-spacing="normal" fo:font-style="normal" fo:font-weight="normal" fo:background-color="#ffff00" loext:char-shading-value="0" style:font-weight-asian="normal" style:font-weight-complex="normal" loext:padding="0cm" loext:border="none"/>
    </style:style>
    <style:style style:name="T22" style:family="text">
      <style:text-properties fo:font-variant="normal" fo:text-transform="none" fo:color="#252525" style:font-name="Roboto" fo:font-size="13.5pt" fo:letter-spacing="normal" fo:font-style="normal" fo:font-weight="normal" style:font-weight-asian="normal" style:font-weight-complex="normal" loext:padding="0cm" loext:border="none"/>
    </style:style>
    <style:style style:name="T23" style:family="text">
      <style:text-properties fo:font-variant="normal" fo:text-transform="none" fo:color="#252525" style:font-name="Roboto" fo:font-size="13.5pt" fo:letter-spacing="normal" fo:font-style="normal" fo:font-weight="normal" fo:background-color="#99ff99" loext:char-shading-value="0" loext:padding="0cm" loext:border="none"/>
    </style:style>
    <style:style style:name="T24" style:family="text">
      <style:text-properties fo:font-variant="normal" fo:text-transform="none" fo:color="#252525" style:font-name="Roboto" fo:font-size="13.5pt" fo:letter-spacing="normal" fo:font-style="normal" fo:font-weight="bold" style:font-weight-asian="bold" style:font-weight-complex="bold" loext:padding="0cm" loext:border="none"/>
    </style:style>
    <style:style style:name="T25" style:family="text">
      <style:text-properties fo:color="#252525" style:font-name="Roboto" fo:font-size="13.5pt"/>
    </style:style>
    <style:style style:name="T26" style:family="text">
      <style:text-properties fo:color="#252525" style:font-name="Roboto" fo:font-size="13.5pt" officeooo:rsid="0024661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cuperación de imágenes basada en contenido utilizando características de color de regiones salientes</text:p>
      <text:p text:style-name="P4"><text:span text:style-name="T6">Este documento </text:span><text:span text:style-name="T1">presenta un sistema de recuperación de imágenes en color basado en contenido basado en características de color de las</text:span><text:span text:style-name="T2"> regiones salientes y su relación espacial</text:span><text:span text:style-name="T1">.</text:span><text:span text:style-name="T6"> El método propuesto primero </text:span><text:span text:style-name="T4">extrae las regiones salientes mediante un método de contraste de color</text:span><text:span text:style-name="T6">, y </text:span><text:span text:style-name="T1">encuentra varios colores dominantes</text:span><text:span text:style-name="T6"> para cada región. Luego, l</text:span><text:span text:style-name="T1">a distribución espacial</text:span><text:span text:style-name="T6"> de cada color dominante </text:span><text:span text:style-name="T1">se describe como un mapa binario</text:span><text:span text:style-name="T6">. Específicamente, la región saliente se divide en subbloques pequeños, y cada subbloque se asigna como 1 o 0 según el número de píxeles correspondientes al color dominante. El conjunto de mapas binarios define la distribución espacial de los colores dominantes dentro y a través de las regiones salientes, que reflejan aproximadamente las formas de los objetos y la relación espacial de los objetos. También </text:span><text:span text:style-name="T4">se propone un método de coincidencia simple para esta descripción</text:span><text:span text:style-name="T6">, que necesita muy pocos cálculos para cada coincidencia de imagen. </text:span>De acuerdo con los <text:span text:style-name="T3">experimentos con varias bases de datos de imágenes</text:span> en color ampliamente utilizadas, el <text:span text:style-name="T3">método propuesto</text:span> muestra un <text:span text:style-name="T3">mejor rendimiento</text:span> de recuperación <text:span text:style-name="T3">que los métodos basados ​​en el color más avanzados y anteriores</text:span>. El algoritmo propuesto es adecuado para la recuperación de imágenes en color en la web y los sistemas móviles, ya que necesita muy pocos cálculos, que son en su mayoría operaciones lógicas binarias.</text:p>
      <text:h text:style-name="P7" text:outline-level="2">Introduction</text:h>
      <text:p text:style-name="P6"><text:span text:style-name="T9">A medida que se toman y utilizan más y más imágenes para los contenidos y documentos web, a veces deseamos encontrar una imagen que queramos usar, o comparar y categorizar las imágenes que tenemos. Los sistemas de recuperación de imágenes basados ​​en contenido (</text:span><text:span text:style-name="T5">CBIR</text:span><text:span text:style-name="T9">) </text:span><text:span text:style-name="T5">se han investigado y desarrollado durante mucho tiempo para estos y muchos otros propósitos</text:span><text:span text:style-name="T9">, que están bien resumidos, hasta los recientes en [1]. Históricamente, se utilizaron por primera vez descriptores bastante simples como el color y las texturas wavelet / filter-bank, y más recientemente el concepto de bolsa de características (BOF) que incluye características más sofisticadas como SIFT y SURF [2] se desarrolló para </text:span><text:span text:style-name="T7">el</text:span><text:span text:style-name="T9"> </text:span><text:span text:style-name="T8">emparejamiento de imágenes</text:span><text:span text:style-name="T9">. </text:span><text:span text:style-name="T5">El</text:span><text:span text:style-name="T9"> </text:span><text:span text:style-name="T5">último enfoque generalmente proporciona mejores resultados de recuperación</text:span><text:span text:style-name="T9"> o coincidencia que el anterior, </text:span><text:span text:style-name="T5">sin embargo</text:span><text:span text:style-name="T9">, </text:span><text:span text:style-name="T5">requiere</text:span><text:span text:style-name="T9"> </text:span><text:span text:style-name="T5">más tiempo de cálculo</text:span><text:span text:style-name="T9"> y, a veces, no es mejor que el método </text:span><text:soft-page-break/><text:span text:style-name="T9">simple de recuperación basada en color cuando no hay muchos objetos en la imagen que puedan generar muchas características de SIFT.</text:span></text:p>
      <text:p text:style-name="P5">Con la amplia gama de teléfonos inteligentes y dispositivos portátiles, estamos tomando un número cada vez mayor de fotos y, por lo tanto, podemos necesitar <text:span text:style-name="T3">un sistema de recuperación de imágenes eficiente (o liviano)</text:span> en nuestra propia PC y sistemas móviles. Además, el método de recuperación de imágenes con luz se puede usar para examinar aproximadamente un gran número de imágenes en una gran base de datos o en la web antes de aplicar métodos sofisticados. En este sentido, creemos que el método simple basado en el color y / o la textura y su implementación eficiente siguen siendo importantes. En este documento, <text:span text:style-name="T3">proponemos un nuevo descriptor y un método de coincidencia para una imagen</text:span>, <text:span text:style-name="T3">basado en los colores de los</text:span> <text:span text:style-name="T3">objetos salientes y su relación dentro y entre los objetos.</text:span> Por lo tanto, nuestro enfoque es mucho más simple que los recientes métodos complejos basados ​​en características en que el color es la única característica principal. Sin embargo, <text:span text:style-name="T3">las formas aproximadas de los objetos y su relación espacial </text:span>(ubicación) también se codifican en el <text:span text:style-name="T3">proceso de coincidencia de la descripción, es tan eficiente como, a veces, mejor que el Métodos de vanguardia.</text:span></text:p>
      <text:p text:style-name="P16"><text:line-break/><text:span text:style-name="T10">Para resumir el </text:span><text:span text:style-name="T11">método propuesto,</text:span><text:span text:style-name="T10"> primero </text:span><text:span text:style-name="T11">extraemos las regiones salientes en una imagen dada usando el método de contraste global </text:span><text:span text:style-name="T10">[3]. Luego, se </text:span><text:span text:style-name="T11">seleccionan varios colores dominantes para cada una de las regiones,</text:span><text:span text:style-name="T10"> y la distribución de cada color dominante se define como un</text:span><text:span text:style-name="T11"> mapa binario</text:span><text:span text:style-name="T10">. </text:span><text:span text:style-name="T11">El conjunto</text:span><text:span text:style-name="T10"> de mapas binarios </text:span><text:span text:style-name="T11">describe aproximadamente la forma de los objetos y las ubicaciones relativas de los objetos</text:span><text:span text:style-name="T10">, así como la distribución general del color. También proponemos un método de coincidencia adecuado para esta descripción, que necesita operaciones binarias en su mayoría simples. Dado que </text:span><text:span text:style-name="T11">el método</text:span><text:span text:style-name="T10"> de recuperación propuesto </text:span><text:span text:style-name="T11">considera la distribución de color</text:span><text:span text:style-name="T10">,</text:span><text:span text:style-name="T11"> la forma aproximada de los objetos y también su relación espacia</text:span><text:span text:style-name="T10">l, </text:span><text:span text:style-name="T12">se espera que el método propuesto tenga un mejor desempeño que el método clásico de histograma de color, así como el método de vanguardia, lo cual se verifica en los experimentos.</text:span></text:p>
      <text:p text:style-name="P8"/>
      <text:p text:style-name="P18">El resto de este artículo está organizado de la siguiente manera. El algoritmo y los procesos de recuperación de imágenes propuestos se describen en detalle en la Sección 2. Los resultados experimentales se muestran en la Sección 3. Finalmente, el documento concluye en la Sección 4.</text:p>
      <text:p text:style-name="P1"><text:line-break/></text:p>
      <text:p text:style-name="P2">Proposed Method</text:p>
      <text:h text:style-name="P20" text:outline-level="3">2.1. Salient Object Detection</text:h>
      <text:p text:style-name="P19"><text:line-break/><text:span text:style-name="T14">Para CBIR, es importante separar los objetos y el fondo en una imagen ya que </text:span><text:span text:style-name="T15">los objetos son los contenidos principales </text:span><text:span text:style-name="T14">y el fondo generalmente deteriora la precisión de la recuperación. </text:span><text:span text:style-name="T15">Este documento define los objetos como las regiones salientes en la imagen</text:span><text:span text:style-name="T14">, y la </text:span><text:span text:style-name="T13">prominencia se detecta mediante el método de contraste de color global </text:span><text:span text:style-name="T14">[3]. Luego, el </text:span><text:span text:style-name="T15">GrabCut</text:span><text:span text:style-name="T14"> [4] se aplica </text:span><text:span text:style-name="T15">para extraer regiones de objetos</text:span><text:span text:style-name="T14">, y un </text:span><text:span text:style-name="T13">recorte</text:span><text:span text:style-name="T14"> de la imagen que contiene el objeto </text:span><text:span text:style-name="T13">se llama imagen centrada en el objeto (OCI)</text:span><text:span text:style-name="T14">. El área de objeto finalmente se normaliza a una porción fija contra la región saliente. Las figuras 1- (a) y (b) muestran una imagen de consulta y el mapa de prominencia producido por [3], respectivamente. La figura 1- (c) muestra el OCI para la imagen de consulta. La OCI se considera el contenido principal u objeto a recuperar.</text:span></text:p>
      <text:p text:style-name="P10">2.2. Extracción de color dominante</text:p>
      <text:p text:style-name="P8"><text:span text:style-name="T24">La apariencia del color es susceptible al cambio de condición de iluminación, sensor y condiciones de captura</text:span><text:span text:style-name="T17">. Por lo tanto, es importante seleccionar un espacio de color robusto y un esquema de cuantificación contra las variaciones radiométricas. En este sentido, </text:span><text:span text:style-name="T24">explotamos</text:span><text:span text:style-name="T17"> </text:span><text:span text:style-name="T24">el espacio de color HSV </text:span><text:span text:style-name="T17">(tono, saturación y valor) ya que el componente tono es invariante a varios cambios radiométricos. En nuestro método, </text:span><text:span text:style-name="T24">los intervalos de histogramas de color se dividen en intervalos de 10 tonos (H), 10 intervalos de saturación (S) y 5 intervalos de valores (V)</text:span><text:span text:style-name="T17">. El componente V puede considerarse por separado de los componentes H y S, ya que no está relacionado con los componentes cromáticos [5]. Primero </text:span><text:span text:style-name="T24">determinamos la ubicación de un píxel (p) al verificar solo los componentes de saturación y valor</text:span><text:span text:style-name="T17">,</text:span></text:p>
      <text:p text:style-name="P11"/>
      <text:p text:style-name="P8"><text:span text:style-name="T19">D</text:span><text:span text:style-name="T18">onde los colores de los píxeles se cuantifican en intervalos de 10 × 10 HS, TS es el componente S mínimo para ser colores cromáticos, y TV es el componente V mínimo. Si el píxel no cumple la condición en </text:span><text:soft-page-break/><text:span text:style-name="T18">(1), la componente V del píxel se cuantifica en 5 contenedores. Por lo tanto, el número de intervalos de histogramas es 105 (10 × 10 + 5).</text:span></text:p>
      <text:p text:style-name="P12"/>
      <text:p text:style-name="P8"><text:span text:style-name="T20">A partir del histograma de color HSV de la OCI, utilizamos solo los colores dominantes que se encuentran con mayor frecuencia</text:span><text:span text:style-name="T18">. Como la región de objeto saliente generalmente contiene un pequeño número de colores,</text:span><text:span text:style-name="T20"> el histograma de color completo no es necesario de acuerdo con nuestra observación experimenta</text:span><text:span text:style-name="T21">l</text:span><text:span text:style-name="T22">.</text:span><text:span text:style-name="T24"> Seleccionamos los colores dominantes según la distribución del color y las frecuencias máximas en el histograma</text:span><text:span text:style-name="T18">. Los colores dominantes suelen estar influenciados por el diseño de la cuantificación del espacio de color o la agrupación. MPEG-7 [6] utiliza el </text:span><text:span text:style-name="T24">algoritmo de Lloyd generalizado (GLA)</text:span><text:span text:style-name="T18"> [7] </text:span><text:span text:style-name="T24">para extraer y agrupar los colores dominantes en una imagen</text:span><text:span text:style-name="T18">, pero cuesta mucho cálculo. Para resolver este problema y refinar el proceso de fusión de colores dominantes, proponemos un nuevo método de agrupamiento de colores dominantes. Como la OCI contiene el área de objeto y la pequeña región de fondo, hay solo unos pocos colores dominantes en la OCI. En otras palabras, </text:span><text:span text:style-name="T24">el histograma de color de un OCI tiene muchos intervalos con frecuencia cero</text:span><text:span text:style-name="T18">. Detectamos zero-bins (zb) y combinamos colores dominantes entre los zero-bins adyacentes en un grupo de colores dominantes dk como;</text:span></text:p>
      <text:p text:style-name="P9"><text:span text:style-name="T26">D</text:span><text:span text:style-name="T25">onde cn es el color dominante extraído en el histograma de color HSV como se muestra en la Fig. 1- (d).</text:span></text:p>
      <text:p text:style-name="P10"/>
      <text:p text:style-name="P10">2.3. Mapa binario espacial y coincidencia</text:p>
      <text:p text:style-name="P15"><text:span text:style-name="T20">Aunque existen los mismos colores dominantes en un par de OCI, no significa necesariamente su alta similitud</text:span><text:span text:style-name="T18"> porque los diferentes contenidos a menudo tienen estadísticas de color similares. Nuestro objetivo es </text:span><text:span text:style-name="T20">reducir esta coincidencia errónea de distribuciones de color de diferentes contenidos.</text:span><text:span text:style-name="T18"> </text:span><text:span text:style-name="T24">Explotamos la distribución espacial (forma) del color dominante en la OCI. </text:span><text:span text:style-name="T18">Para cada color dominante dk, que se obtiene como se explica en la sección anterior, probamos cada píxel y lo configuramos 1 si tiene el color dominante. Esto genera una imagen binaria Densidad de píxeles Bk para cada color dominante dk. </text:span><text:bookmark text:name="translation"/><text:span text:style-name="T18">Luego particionamos Bk en las subimágenes de tamaño L × L, y generamos un mapa espacial binario Mk para dk, donde el elemento L-th Mk (l) es.</text:span></text:p>
      <text:p text:style-name="P13"/>
      <text:p text:style-name="P15"><text:span text:style-name="T18">donde N (l) es el número total de píxeles en una subimagen l, y Nk (l) es el número de píxeles con el color dominante dk. El parámetro γ se establece en 0.3 en todos los experimentos. Dado que es difícil hacer coincidir la distribución espacial en píxeles del color dominante, la estructura de sub-imagen del mapa espacial ayuda a reducir los cálculos. Las figuras 1- (f) y (g) muestran los mapas espaciales binarios para los colores dominantes extraídos en el histograma de </text:span><text:soft-page-break/><text:span text:style-name="T18">color HSV y los grupos de colores dominantes</text:span><text:span text:style-name="T16"><text:line-break/></text:span></text:p>
      <text:p text:style-name="P14">3. EXPERIMENTAL RESULTS</text:p>
      <text:p text:style-name="P15"><text:span text:style-name="T17">El método propuesto se prueba en las distintas bases de datos de imágenes en color. El tamaño normalizado de OCI se establece en 128 × 128 y el número de agrupaciones de colores dominantes es 4. La OCI se divide en las estructuras de subimagen de 8 × 8 para el mapa de distribución espacial, y el parámetro τclass se establece en 0.2. </text:span><text:span text:style-name="T24">Comparamos el método propuesto con el estado de la técnica y algunos métodos convencionales basados ​​en el color dominante utilizando dos conjuntos de datos de Corel</text:span><text:span text:style-name="T17">. Uno es el conjunto de datos </text:span><text:span text:style-name="T24">Corel-1k</text:span><text:span text:style-name="T17">, que consta de 1, 000 imágenes clasificadas en 10 clases, y el otro es el conjunto de datos </text:span><text:span text:style-name="T24">Corel-10k</text:span><text:span text:style-name="T17">, que consta de 10, 800 imágenes clasificadas en 80 clases [11]. Algunas clases tienen objetos de diferentes colores en la misma clase, como autobuses y flores. Por lo tanto, dividimos manualmente cada categoría en subcategorías cuyos elementos tienen el mismo color.</text:span></text:p>
      <text:p text:style-name="P8"/>
      <text:p text:style-name="P17"><text:span text:style-name="T18">La Fig. 2 muestra la comparación de los </text:span><text:span text:style-name="T24">resultados de recuperación</text:span><text:span text:style-name="T18"> de imágenes </text:span><text:span text:style-name="T24">con LBA</text:span><text:span text:style-name="T18"> [8], el método basado en el mapa de prominencia [10] y el método propuesto para el conjunto de datos Corel-1k. Como se puede observar, el algoritmo propuesto recupera mejor las imágenes similares que los otros algoritmos. </text:span><text:span text:style-name="T24">Para medir el rendimiento de recuperación de forma objetiva</text:span><text:span text:style-name="T18">, utilizamos las </text:span><text:span text:style-name="T24">cuatro medidas de rendimiento</text:span><text:span text:style-name="T18"> de la siguiente manera. </text:span><text:span text:style-name="T20">La tasa de recuperación promedio (ARR) </text:span><text:span text:style-name="T18">y </text:span><text:span text:style-name="T20">el rango de recuperación modificado normalizado promedio (ANMRR)</text:span><text:span text:style-name="T18"> [12] se definen en MPEG-7 como los criterios de rendimiento de recuperación. Cuanto mayor sea la ARR y la menor ANMRR, mejores resultados de recuperación se mostrarán. Además,</text:span><text:span text:style-name="T24"> la media de la precisión (MAP) </text:span><text:span text:style-name="T18">es una de las métricas ampliamente utilizadas en la recuperación de imágenes basada en contenido, que describe la precisión y la recuperación en una sola métrica. Finalmente,</text:span><text:span text:style-name="T24"> P (10)</text:span><text:span text:style-name="T18"> es un valor de precisión de las primeras 10 imágenes recuperadas [13]. El mejor valor para las métricas MAP y P (10) está cerca de 1. Utilizamos estas métricas para demostrar la superioridad del método propuesto de acuerdo con 48 consultas en el conjunto de datos Corel-1k y 273 consultas en el conjunto de datos Corel-10k. También probamos el rendimiento de recuperación del descriptor de agrupamiento de color dominante propuesto (DCCD) en la Sección 2.2 y el mapa espacial binario (BSM) para la medida de similitud en la Sección 2.3 contra LBA [8] y el método basado en el color perceptivo (PCM) [9]. Como se muestra en la Tabla 1 y 2, el DCCD y el BSM propuestos mejoran el rendimiento de recuperación, y el descriptor propuesto (DCCD + BSM) produce los mejores resultados. Según diversos experimentos y comparaciones, el método propuesto </text:span><text:soft-page-break/><text:span text:style-name="T18">muestra un mejor rendimiento de recuperación para objetos salientes. Cuando se detectan uno o varios objetos salientes en la imagen, el método propuesto recupera las imágenes de objetos similares utilizando las características de color y forma.</text:span><text:line-break/></text:p>
      <text:p text:style-name="P21">4. CONCLUSIONS</text:p>
      <text:p text:style-name="P17"><text:span text:style-name="T18">Hemos </text:span><text:span text:style-name="T23">propuesto un algoritmo de recuperación de imágenes en color basado en objetos utilizando las distribuciones espaciales de colores en las regiones salientes. </text:span><text:span text:style-name="T18">El método propuesto primero extrae las regiones de objeto salientes utilizando un enfoque de contraste de color, y </text:span><text:span text:style-name="T23">encuentra algunos colores dominantes para cada región saliente</text:span><text:span text:style-name="T18">. Luego, la distribución espacial de cada color dominante se modela como un mapa binario. La región saliente se divide en subbloques pequeños, y cada subbloque se asigna a 1 o 0 según el número de píxeles que tengan el color dominante. El mapa binario define la distribución espacial del color dominante en la región saliente, que considera las formas del objeto con el mismo color. También se ha propuesto un método de comparación para evaluar la similitud de los mapas binarios. De acuerdo con los experimentos que utilizan varias bases de datos de imágenes en color, se muestra que el método propuesto proporciona un mejor rendimiento de recuperación que los métodos convencionales y anteriores basados ​​en color. Además, se ha demostrado que los mapas binarios de colores dominantes coinciden bien con las mismas formas. Dado que el método propuesto se centra en las regiones salientes, los resultados de la recuperación están estrechamente relacionados con el contenido del objeto. </text:span><text:span text:style-name="T23">El algoritmo propuesto es adecuado para la recuperación de imágenes en color basadas en objetos en la web y los sistemas móviles, ya que utiliza las operaciones simples y binarias.</text:span><text:line-break/><text:tab/></text:p>
      <text:p text:style-name="P8"><text:line-break/></text:p>
      <text:p text:style-name="Standard"><text:line-break/><text:line-break/><text:line-break/><text:line-break/></text:p>
      <text:p text:style-name="P8"><text:line-break/></text:p>
      <text:p text:style-name="P8"><text:line-break/></text:p>
      <text:p text:style-name="P8"><text:line-break/></text:p>
      <text:p text:style-name="Standard"><text:span text:style-name="T1"><text:line-break/></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arial, sans-serif"/>
    <style:font-face style:name="Ubuntu" svg:font-family="Ubuntu, Arial, sans-serif"/>
    <style:font-face style:name="Verdana" svg:font-family="Verdana, sans-serif"/>
    <style:font-face style:name="apple-system" svg:font-family="apple-system, BlinkMacSystemFont, 'Helvetica Neue', Helvetica, Arial, Ubuntu,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9T15:01:11.272324787</meta:creation-date>
    <dc:date>2019-03-31T22:23:15.691609464</dc:date>
    <meta:editing-duration>PT1H1M4S</meta:editing-duration>
    <meta:editing-cycles>3</meta:editing-cycles>
    <meta:generator>LibreOffice/5.1.6.2$Linux_X86_64 LibreOffice_project/10m0$Build-2</meta:generator>
    <meta:document-statistic meta:table-count="0" meta:image-count="0" meta:object-count="0" meta:page-count="6" meta:paragraph-count="30" meta:word-count="2278" meta:character-count="14094" meta:non-whitespace-character-count="11812"/>
  </office:meta>
</office:document-meta>
</file>